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vertical-align="middle"/>
      <style:text-properties style:font-name="Arial" fo:font-size="9pt" style:font-size-asian="9pt" style:font-size-complex="9pt"/>
    </style:style>
    <style:style style:name="ce2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5" table:default-cell-style-name="ce19"/>
        <table:table-column table:style-name="co3" table:number-columns-repeated="1017" table:default-cell-style-name="ce21"/>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table:table-cell table:number-columns-repeated="1018"/>
        </table:table-row>
        <table:table-row table:style-name="ro2">
          <table:table-cell table:style-name="ce2"/>
          <table:table-cell table:style-name="ce14" table:number-columns-repeated="5"/>
          <table:table-cell table:number-columns-repeated="1018"/>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number-columns-repeated="1018"/>
          </table:table-row>
          <table:table-row table:style-name="ro2">
            <table:table-cell table:style-name="ce3"/>
            <table:table-cell table:number-columns-repeated="5" table:style-name="ce15" office:value-type="string" calcext:value-type="string">
              <text:p>weeks</text:p>
            </table:table-cell>
            <table:table-cell table:number-columns-repeated="1018"/>
          </table:table-row>
        </table:table-header-rows>
        <table:table-row table:style-name="ro2">
          <table:table-cell table:style-name="ce4" table:number-columns-spanned="2" table:number-rows-spanned="1"/>
          <table:covered-table-cell table:style-name="ce16"/>
          <table:table-cell table:style-name="ce16" table:number-columns-repeated="4"/>
          <table:table-cell table:number-columns-repeated="1018"/>
        </table:table-row>
        <table:table-row table:style-name="ro2">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number-columns-repeated="4"/>
          <table:table-cell table:number-columns-repeated="1018"/>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office:value-type="float" office:value="96" calcext:value-type="float">
            <text:p>96</text:p>
          </table:table-cell>
          <table:table-cell table:style-name="ce18" table:content-validation-name="val1" table:number-columns-repeated="2"/>
          <table:table-cell table:style-name="ce22" table:number-columns-repeated="1017"/>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7"/>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17"/>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7"/>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4"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3" table:number-columns-repeated="1017"/>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3" table:number-columns-repeated="1017"/>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3" table:number-columns-repeated="1017"/>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5" table:style-name="ce20" table:content-validation-name="val2" office:value-type="string" calcext:value-type="string">
            <text:p>(constant cost per week)</text:p>
          </table:table-cell>
          <table:table-cell table:style-name="ce22" table:number-columns-repeated="1017"/>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5" table:style-name="ce20" table:content-validation-name="val2" office:value-type="string" calcext:value-type="string">
            <text:p>(constant cost per week)</text:p>
          </table:table-cell>
          <table:table-cell table:style-name="ce22" table:number-columns-repeated="1017"/>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2" table:number-columns-repeated="1017"/>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2" table:number-columns-repeated="1017"/>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17"/>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style-name="ce22" table:number-columns-repeated="1017"/>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18" table:content-validation-name="val1"/>
          <table:table-cell table:style-name="ce22" table:number-columns-repeated="1017"/>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17"/>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19:43:58.228149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342" meta:object-count="0"/>
  </office:meta>
</office:document-meta>
</file>